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Monospace" svg:font-family="Monospace" style:font-pitch="fixed"/>
    <style:font-face style:name="Courier New" svg:font-family="'Courier New'" style:font-family-generic="modern" style:font-pitch="fixed"/>
    <style:font-face style:name="Arial Black" svg:font-family="'Arial Black'" style:font-adornments="Gras" style:font-pitch="variable"/>
    <style:font-face style:name="Bitstream Vera Sans" svg:font-family="'Bitstream Vera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 style:master-page-name="First_20_Page">
      <style:table-properties style:width="16.97cm" style:page-number="auto" table:align="left"/>
    </style:style>
    <style:style style:name="Tableau1.A" style:family="table-column">
      <style:table-column-properties style:column-width="1.63cm"/>
    </style:style>
    <style:style style:name="Tableau1.B" style:family="table-column">
      <style:table-column-properties style:column-width="15.341cm"/>
    </style:style>
    <style:style style:name="Tableau1.1" style:family="table-row">
      <style:table-row-properties style:min-row-height="25.68cm"/>
    </style:style>
    <style:style style:name="Tableau1.A1" style:family="table-cell">
      <style:table-cell-properties style:vertical-align="middle" fo:background-color="transparent">
        <style:background-image/>
      </style:table-cell-properties>
    </style:style>
    <style:style style:name="Tableau1.B1" style:family="table-cell">
      <style:table-cell-properties style:vertical-align="middle"/>
    </style:style>
    <style:style style:name="Tableau2" style:family="table">
      <style:table-properties style:width="10.737cm" style:rel-width="70%" fo:margin-left="3.067cm" table:align="left"/>
    </style:style>
    <style:style style:name="Tableau2.A" style:family="table-column">
      <style:table-column-properties style:column-width="10.737cm" style:rel-column-width="6088*"/>
    </style:style>
    <style:style style:name="Tableau2.A1" style:family="table-cell">
      <style:table-cell-properties style:vertical-align="middle" fo:background-color="transparent" fo:padding="0.097cm" fo:border-left="1pt solid #000000" fo:border-right="none" fo:border-top="none" fo:border-bottom="none">
        <style:background-image/>
      </style:table-cell-properties>
    </style:style>
    <style:style style:name="Tableau2.A5" style:family="table-cell">
      <style:table-cell-properties style:vertical-align="middle" fo:background-color="transparent" fo:padding="0.097cm" fo:border-left="1pt solid #000000" fo:border-right="none" fo:border-top="none" fo:border-bottom="1pt solid #000000">
        <style:background-image/>
      </style:table-cell-properties>
    </style:style>
    <style:style style:name="config-properties" style:family="table">
      <style:table-properties style:width="19.011cm" fo:margin-left="0cm" fo:margin-right="-0.011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config-properties.A" style:family="table-column">
      <style:table-column-properties style:column-width="5.105cm" style:rel-column-width="17596*"/>
    </style:style>
    <style:style style:name="config-properties.B" style:family="table-column">
      <style:table-column-properties style:column-width="7.435cm" style:rel-column-width="25629*"/>
    </style:style>
    <style:style style:name="config-properties.C" style:family="table-column">
      <style:table-column-properties style:column-width="1.535cm" style:rel-column-width="5289*"/>
    </style:style>
    <style:style style:name="config-properties.D" style:family="table-column">
      <style:table-column-properties style:column-width="4.937cm" style:rel-column-width="17021*"/>
    </style:style>
    <style:style style:name="config-properties.A1" style:family="table-cell">
      <style:table-cell-properties fo:background-color="#e6e6e6" fo:padding="0.097cm" fo:border-left="0.05pt solid #b3b3b3" fo:border-right="none" fo:border-top="0.05pt solid #b3b3b3" fo:border-bottom="0.05pt solid #b3b3b3">
        <style:background-image/>
      </style:table-cell-properties>
    </style:style>
    <style:style style:name="config-properties.D1" style:family="table-cell">
      <style:table-cell-properties fo:background-color="#e6e6e6" fo:padding="0.097cm" fo:border="0.05pt solid #b3b3b3">
        <style:background-image/>
      </style:table-cell-properties>
    </style:style>
    <style:style style:name="config-properties.A2" style:family="table-cell">
      <style:table-cell-properties style:vertical-align="middle" fo:padding="0.097cm" fo:border-left="0.05pt solid #b3b3b3" fo:border-right="none" fo:border-top="none" fo:border-bottom="0.05pt solid #b3b3b3"/>
    </style:style>
    <style:style style:name="config-properties.C2" style:family="table-cell" style:data-style-name="N100">
      <style:table-cell-properties style:vertical-align="middle" fo:padding="0.097cm" fo:border="0.05pt solid #b3b3b3"/>
    </style:style>
    <style:style style:name="config-properties.D2" style:family="table-cell">
      <style:table-cell-properties style:vertical-align="middle" fo:padding="0.097cm" fo:border-left="0.05pt solid #b3b3b3" fo:border-right="0.05pt solid #b3b3b3" fo:border-top="none" fo:border-bottom="0.05pt solid #b3b3b3"/>
    </style:style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19.001cm" style:rel-column-width="65535*"/>
    </style:style>
    <style:style style:name="Tableau3.A1" style:family="table-cell">
      <style:table-cell-properties fo:padding="0.097cm" fo:border="0.05pt solid #000000"/>
    </style:style>
    <style:style style:name="P1" style:family="paragraph" style:parent-style-name="Text_20_body">
      <style:paragraph-properties fo:text-align="start" style:justify-single-word="false"/>
      <style:text-properties fo:font-size="12pt" fo:language="fr" fo:country="FR" style:font-size-asian="12pt" style:font-size-complex="12pt"/>
    </style:style>
    <style:style style:name="P2" style:family="paragraph" style:parent-style-name="Text_20_body">
      <style:text-properties fo:language="fr" fo:country="FR"/>
    </style:style>
    <style:style style:name="P3" style:family="paragraph" style:parent-style-name="Text_20_body">
      <style:text-properties fo:language="fr" fo:country="FR" officeooo:paragraph-rsid="001c75f8"/>
    </style:style>
    <style:style style:name="P4" style:family="paragraph" style:parent-style-name="Text_20_body">
      <style:text-properties officeooo:paragraph-rsid="001c75f8"/>
    </style:style>
    <style:style style:name="P5" style:family="paragraph" style:parent-style-name="Table_20_Contents">
      <style:text-properties fo:language="fr" fo:country="FR"/>
    </style:style>
    <style:style style:name="P6" style:family="paragraph" style:parent-style-name="Table_20_Contents">
      <style:text-properties style:font-name="Arial" fo:font-size="11pt" fo:language="fr" fo:country="FR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text-properties style:font-name="Arial" fo:language="fr" fo:country="FR"/>
    </style:style>
    <style:style style:name="P8" style:family="paragraph" style:parent-style-name="Table_20_Contents">
      <style:text-properties style:font-name="Bitstream Vera Sans" fo:font-size="11pt" fo:language="fr" fo:country="FR" fo:font-weight="bold" style:font-size-asian="11pt" style:font-weight-asian="bold" style:font-size-complex="11pt" style:font-weight-complex="bold"/>
    </style:style>
    <style:style style:name="P9" style:family="paragraph" style:parent-style-name="Table_20_Contents"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P10" style:family="paragraph" style:parent-style-name="Titre_20_vertical">
      <style:text-properties fo:language="fr" fo:country="FR" fo:font-weight="normal" style:font-weight-asian="normal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5fbf" style:font-name="Monospace" fo:font-size="10pt" style:font-name-asian="Monospace" style:font-size-asian="10pt" style:font-name-complex="Monospace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c3c3c" style:font-name="Monospace" fo:font-size="10pt" style:font-name-asian="Monospace" style:font-size-asian="10pt" style:font-name-complex="Monospace" style:font-size-complex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15" style:family="paragraph" style:parent-style-name="Contents_20_Heading">
      <style:paragraph-properties fo:break-before="page"/>
    </style:style>
    <style:style style:name="P1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Text_20_body" style:list-style-name="L1">
      <style:text-properties fo:language="fr" fo:country="FR" officeooo:rsid="0018f0ef" officeooo:paragraph-rsid="0018f0ef"/>
    </style:style>
    <style:style style:name="P18" style:family="paragraph" style:parent-style-name="Text_20_body">
      <style:text-properties style:font-name="Courier New" fo:font-size="10pt" fo:language="fr" fo:country="FR" officeooo:rsid="001c75f8" officeooo:paragraph-rsid="001c75f8" style:font-size-asian="10pt" style:font-size-complex="10pt"/>
    </style:style>
    <style:style style:name="P19" style:family="paragraph" style:parent-style-name="Text_20_body">
      <style:paragraph-properties fo:text-align="start" style:justify-single-word="false"/>
      <style:text-properties style:font-name="Courier New" fo:font-size="10pt" style:font-size-asian="10pt" style:font-size-complex="10pt"/>
    </style:style>
    <style:style style:name="P20" style:family="paragraph" style:parent-style-name="Table_20_Contents">
      <style:text-properties fo:language="fr" fo:country="FR" officeooo:rsid="001c75f8" officeooo:paragraph-rsid="001c75f8"/>
    </style:style>
    <style:style style:name="P21" style:family="paragraph" style:parent-style-name="Heading_20_1">
      <style:text-properties fo:language="fr" fo:country="FR"/>
    </style:style>
    <style:style style:name="P22" style:family="paragraph" style:parent-style-name="Heading_20_1" style:list-style-name="">
      <style:text-properties fo:language="fr" fo:country="FR"/>
    </style:style>
    <style:style style:name="P23" style:family="paragraph" style:parent-style-name="Heading_20_1">
      <style:text-properties officeooo:rsid="001c75f8" officeooo:paragraph-rsid="001c75f8"/>
    </style:style>
    <style:style style:name="P24" style:family="paragraph" style:parent-style-name="Heading_20_1">
      <style:paragraph-properties fo:break-before="page"/>
      <style:text-properties fo:language="fr" fo:country="FR" officeooo:rsid="0018f0ef" officeooo:paragraph-rsid="0018f0ef"/>
    </style:style>
    <style:style style:name="T1" style:family="text">
      <style:text-properties style:font-name="Courier New" fo:font-size="10pt" style:font-size-asian="10pt" style:font-size-complex="10pt"/>
    </style:style>
    <style:style style:name="T2" style:family="text">
      <style:text-properties officeooo:rsid="001aeaca"/>
    </style:style>
    <style:style style:name="T3" style:family="text">
      <style:text-properties officeooo:rsid="001c75f8"/>
    </style:style>
    <style:style style:name="T4" style:family="text">
      <style:text-properties fo:color="#3c3c3c"/>
    </style:style>
    <style:style style:name="T5" style:family="text">
      <style:text-properties fo:color="#3c3c3c" style:font-name="Monospace" fo:font-size="10pt" style:font-name-asian="Monospace" style:font-size-asian="10pt" style:font-name-complex="Monospace" style:font-size-complex="10pt"/>
    </style:style>
    <style:style style:name="T6" style:family="text">
      <style:text-properties fo:color="#3c3c3c" fo:font-weight="bold" style:font-weight-asian="bold" style:font-weight-complex="bold"/>
    </style:style>
    <style:style style:name="T7" style:family="text">
      <style:text-properties fo:color="#008080"/>
    </style:style>
    <style:style style:name="T8" style:family="text">
      <style:text-properties fo:color="#008080" style:font-name="Monospace" fo:font-size="10pt" style:font-name-asian="Monospace" style:font-size-asian="10pt" style:font-name-complex="Monospace" style:font-size-complex="10pt"/>
    </style:style>
    <style:style style:name="T9" style:family="text">
      <style:text-properties fo:color="#3f7f7f"/>
    </style:style>
    <style:style style:name="T10" style:family="text">
      <style:text-properties fo:color="#3f7f7f" style:font-name="Monospace" fo:font-size="10pt" style:font-name-asian="Monospace" style:font-size-asian="10pt" style:font-name-complex="Monospace" style:font-size-complex="10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1e39b5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00">
      <number:text-content/>
    </number:text-style>
  </office:automatic-styles>
  <office:body>
    <office:text text:use-soft-page-breaks="true">
      <text:variable-decls>
        <text:variable-decl office:value-type="string" text:name="NomProje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Guide d'installation" text:name="TDocument"/>
        <text:user-field-decl office:value-type="string" office:string-value="3.30.0" text:name="VDocument"/>
        <text:user-field-decl office:value-type="string" office:string-value="09/04/2013" text:name="DCreation"/>
      </text:user-field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0"><text:user-field-get text:name="TDocument">Guide d'installation</text:user-field-get></text:p>
            <text:p text:style-name="P2"/>
          </table:table-cell>
          <table:table-cell table:style-name="Tableau1.B1" office:value-type="string">
            <text:p text:style-name="P5"/>
            <table:table table:name="Tableau2" table:style-name="Tableau2">
              <table:table-column table:style-name="Tableau2.A"/>
              <table:table-header-rows>
                <table:table-row>
                  <table:table-cell table:style-name="Tableau2.A1" office:value-type="string">
                    <text:p text:style-name="P6">Université de Rennes 1</text:p>
                  </table:table-cell>
                </table:table-row>
              </table:table-header-rows>
              <table:table-row>
                <table:table-cell table:style-name="Tableau2.A1" office:value-type="string">
                  <text:p text:style-name="P8">Centre de Ressources Informatiques</text:p>
                </table:table-cell>
              </table:table-row>
              <table:table-row>
                <table:table-cell table:style-name="Tableau2.A1" office:value-type="string">
                  <text:p text:style-name="P8"><text:variable-set text:name="NomProjet" office:value-type="string">ESUP-HELPDESK</text:variable-set></text:p>
                </table:table-cell>
              </table:table-row>
              <table:table-row>
                <table:table-cell table:style-name="Tableau2.A1" office:value-type="string">
                  <text:p text:style-name="P9"><text:user-field-get text:name="TDocument">Guide d'installation</text:user-field-get></text:p>
                </table:table-cell>
              </table:table-row>
              <table:table-row>
                <table:table-cell table:style-name="Tableau2.A5" office:value-type="string">
                  <text:p text:style-name="P7">Version : <text:s/><text:user-field-get text:name="VDocument">3.30.0</text:user-field-get> du <text:user-field-get text:name="DCreation">09/04/2013</text:user-field-get></text:p>
                </table:table-cell>
              </table:table-row>
            </table:table>
            <text:p text:style-name="P2"/>
          </table:table-cell>
        </table:table-row>
      </table:table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15">Sommaire</text:p>
          </text:index-title>
          <text:p text:style-name="P16"><text:s/>1 Conditions nécessaires<text:tab/>3</text:p>
          <text:p text:style-name="P16"><text:s/>2 Récupération de l'archive de l'application<text:tab/>3</text:p>
          <text:p text:style-name="P16"><text:s/>3 Adapter le fichier config.properties<text:tab/>3</text:p>
          <text:p text:style-name="P16"><text:s/>4 Configurer le filtre de connexion CAS dans le fichier WEB-INF/web.xml<text:tab/>3</text:p>
        </text:index-body>
      </text:table-of-content>
      <text:h text:style-name="P22" text:outline-level="1"/>
      <text:h text:style-name="P24" text:outline-level="1">Conditions <text:span text:style-name="T12">minimum requises</text:span></text:h>
      <text:list xml:id="list4796725942" text:style-name="L1">
        <text:list-item>
          <text:p text:style-name="P17">JDK 1.<text:span text:style-name="T2">6</text:span></text:p>
        </text:list-item>
        <text:list-item>
          <text:p text:style-name="P17">Tomcat <text:span text:style-name="T2">6</text:span></text:p>
        </text:list-item>
      </text:list>
      <text:h text:style-name="P21" text:outline-level="1">Récupération de l'archive de l'application</text:h>
      <text:p text:style-name="P1">L'application est packagée et déposée sur un dépôt centralisé disponible à l'adresse : </text:p>
      <text:p text:style-name="P3"><text:span text:style-name="T3">https://mvn.esup-portail.org/content/repositories/releases/org/esupportail/helpdesk-web-jsf-servlet/</text:span>&lt;version&gt;/<text:span text:style-name="T3">helpdesk-web-jsf-servlet-</text:span>&lt;version&gt;.<text:span text:style-name="T3">war</text:span></text:p>
      <text:h text:style-name="P21" text:outline-level="1">Adapter le fichier config.properties</text:h>
      <text:p text:style-name="P2">L'application dispose d'un fichier de configuration qu'il convient d'adapter afin que l'application s'exécute, par exemple, dans un contexte de production ou de recette.</text:p>
      <text:p text:style-name="P2">Ce fichier doit être passé en paramètre du serveur d'applications grâce à la variable <text:span text:style-name="T1">-Dconfig.location</text:span></text:p>
      <text:p text:style-name="P18"/>
      <table:table table:name="config-properties" table:style-name="config-properties">
        <table:table-column table:style-name="config-properties.A"/>
        <table:table-column table:style-name="config-properties.B"/>
        <table:table-column table:style-name="config-properties.C"/>
        <table:table-column table:style-name="config-properties.D"/>
        <table:table-row>
          <table:table-cell table:style-name="config-properties.A1" office:value-type="string">
            <text:p text:style-name="Standard">Paramètre </text:p>
          </table:table-cell>
          <table:table-cell table:style-name="config-properties.A1" office:value-type="string">
            <text:p text:style-name="Standard">Description</text:p>
          </table:table-cell>
          <table:table-cell table:style-name="config-properties.A1" office:value-type="string">
            <text:p text:style-name="Standard">Version</text:p>
          </table:table-cell>
          <table:table-cell table:style-name="config-properties.D1" office:value-type="string">
            <text:p text:style-name="Standard">Exemple</text:p>
          </table:table-cell>
        </table:table-row>
        <table:table-row>
          <table:table-cell table:style-name="config-properties.A2" office:value-type="string">
            <text:p text:style-name="P5">TODO avec tous les paramètres utilisés en V1</text:p>
          </table:table-cell>
          <table:table-cell table:style-name="config-properties.A2" office:value-type="string">
            <text:p text:style-name="P20">https://www.esup-portail.org/display/PROJHELPDESK/01+Configuration</text:p>
          </table:table-cell>
          <table:table-cell table:style-name="config-properties.C2" office:value-type="float" office:value="0">
            <text:p text:style-name="P5">1.0.0</text:p>
          </table:table-cell>
          <table:table-cell table:style-name="config-properties.D2" office:value-type="string">
            <text:p text:style-name="P5"/>
          </table:table-cell>
        </table:table-row>
      </table:table>
      <text:p text:style-name="P19"/>
      <text:h text:style-name="P23" text:outline-level="1">Configurer le filtre de connexion CAS dans le fichier WEB-INF/web.xml</text:h>
      <text:p text:style-name="P4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1">&lt;!--</text:p>
            <text:p text:style-name="P11"><text:tab/>============================================================== </text:p>
            <text:p text:style-name="P11"><text:tab/>CAS AUTHENTICATION</text:p>
            <text:p text:style-name="P11"><text:tab/>============================================================== </text:p>
            <text:p text:style-name="P11">--&gt;</text:p>
            <text:p text:style-name="P12"><text:span text:style-name="T4"><text:s text:c="3"/><text:tab/></text:span><text:span text:style-name="T7">&lt;</text:span><text:span text:style-name="T9">filter</text:span><text:span text:style-name="T7">&gt;</text:span></text:p>
            <text:p text:style-name="P12"><text:span text:style-name="T4"><text:tab/><text:tab/></text:span><text:span text:style-name="T7">&lt;</text:span><text:span text:style-name="T9">description</text:span><text:span text:style-name="T7">&gt;</text:span></text:p>
            <text:p text:style-name="P13"><text:tab/><text:tab/><text:tab/>The CAS filter, used to authenticate users.</text:p>
            <text:p text:style-name="P12"><text:span text:style-name="T4"><text:tab/><text:tab/></text:span><text:span text:style-name="T7">&lt;/</text:span><text:span text:style-name="T9">description</text:span><text:span text:style-name="T7">&gt;</text:span></text:p>
            <text:p text:style-name="P12"><text:span text:style-name="T4"><text:tab/><text:tab/></text:span><text:span text:style-name="T7">&lt;</text:span><text:span text:style-name="T9">display-name</text:span><text:span text:style-name="T7">&gt;</text:span><text:span text:style-name="T4">CASFilter</text:span><text:span text:style-name="T7">&lt;/</text:span><text:span text:style-name="T9">display-name</text:span><text:span text:style-name="T7">&gt;</text:span></text:p>
            <text:p text:style-name="P12"><text:span text:style-name="T4"><text:tab/><text:tab/></text:span><text:span text:style-name="T7">&lt;</text:span><text:span text:style-name="T9">filter-name</text:span><text:span text:style-name="T7">&gt;</text:span><text:span text:style-name="T4">CAS Filter</text:span><text:span text:style-name="T7">&lt;/</text:span><text:span text:style-name="T9">filter-name</text:span><text:span text:style-name="T7">&gt;</text:span></text:p>
            <text:p text:style-name="P12"><text:span text:style-name="T4"><text:tab/><text:tab/></text:span><text:span text:style-name="T7">&lt;</text:span><text:span text:style-name="T9">filter-class</text:span><text:span text:style-name="T7">&gt;</text:span></text:p>
            <text:p text:style-name="P13"><text:tab/><text:tab/><text:tab/>edu.yale.its.tp.cas.client.filter.CASFilter</text:p>
            <text:p text:style-name="P12"><text:span text:style-name="T4"><text:tab/><text:tab/></text:span><text:span text:style-name="T7">&lt;/</text:span><text:span text:style-name="T9">filter-class</text:span><text:span text:style-name="T7">&gt;</text:span></text:p>
            <text:p text:style-name="P12"><text:span text:style-name="T4"><text:tab/><text:tab/></text:span><text:span text:style-name="T7">&lt;</text:span><text:span text:style-name="T9">init-param</text:span><text:span text:style-name="T7">&gt;</text:span></text:p>
            <text:p text:style-name="P12"><text:span text:style-name="T4"><text:tab/><text:tab/><text:tab/></text:span><text:span text:style-name="T7">&lt;</text:span><text:span text:style-name="T9">param-name</text:span><text:span text:style-name="T7">&gt;</text:span></text:p>
            <text:p text:style-name="P13"><text:tab/><text:tab/><text:tab/><text:tab/>edu.yale.its.tp.cas.client.filter.loginUrl</text:p>
            <text:p text:style-name="P12"><text:span text:style-name="T4"><text:tab/><text:tab/><text:tab/></text:span><text:span text:style-name="T7">&lt;/</text:span><text:span text:style-name="T9">param-name</text:span><text:span text:style-name="T7">&gt;</text:span></text:p>
            <text:p text:style-name="P12"><text:span text:style-name="T4"><text:tab/><text:tab/><text:tab/></text:span><text:span text:style-name="T7">&lt;</text:span><text:span text:style-name="T9">param-value</text:span><text:span text:style-name="T7">&gt;</text:span></text:p>
            <text:p text:style-name="P13"><text:tab/><text:tab/><text:tab/><text:tab/><text:span text:style-name="T11">https://cas.domain.edu/login</text:span></text:p>
            <text:p text:style-name="P12"><text:span text:style-name="T4"><text:tab/><text:tab/><text:tab/></text:span><text:span text:style-name="T7">&lt;/</text:span><text:span text:style-name="T9">param-value</text:span><text:span text:style-name="T7">&gt;</text:span></text:p>
            <text:p text:style-name="P12"><text:span text:style-name="T4"><text:tab/><text:tab/></text:span><text:span text:style-name="T7">&lt;/</text:span><text:span text:style-name="T9">init-param</text:span><text:span text:style-name="T7">&gt;</text:span></text:p>
            <text:p text:style-name="P12"><text:span text:style-name="T4"><text:tab/><text:tab/></text:span><text:span text:style-name="T7">&lt;</text:span><text:span text:style-name="T9">init-param</text:span><text:span text:style-name="T7">&gt;</text:span></text:p>
            <text:p text:style-name="P12"><text:span text:style-name="T4"><text:tab/><text:tab/><text:tab/></text:span><text:span text:style-name="T7">&lt;</text:span><text:span text:style-name="T9">param-name</text:span><text:span text:style-name="T7">&gt;</text:span></text:p>
            <text:p text:style-name="P13"><text:tab/><text:tab/><text:tab/><text:tab/>edu.yale.its.tp.cas.client.filter.validateUrl</text:p>
            <text:p text:style-name="P12"><text:span text:style-name="T4"><text:tab/><text:tab/><text:tab/></text:span><text:span text:style-name="T7">&lt;/</text:span><text:span text:style-name="T9">param-name</text:span><text:span text:style-name="T7">&gt;</text:span></text:p>
            <text:p text:style-name="P12"><text:span text:style-name="T4"><text:tab/><text:tab/><text:tab/></text:span><text:span text:style-name="T7">&lt;</text:span><text:span text:style-name="T9">param-value</text:span><text:span text:style-name="T7">&gt;</text:span></text:p>
            <text:p text:style-name="P13"><text:tab/><text:tab/><text:tab/><text:tab/><text:span text:style-name="T11">https://cas.domain.edu/serviceValidate</text:span></text:p>
            <text:p text:style-name="P12"><text:span text:style-name="T4"><text:tab/><text:tab/><text:tab/></text:span><text:span text:style-name="T7">&lt;/</text:span><text:span text:style-name="T9">param-value</text:span><text:span text:style-name="T7">&gt;</text:span></text:p>
            <text:p text:style-name="P12"><text:span text:style-name="T4"><text:tab/><text:tab/></text:span><text:span text:style-name="T7">&lt;/</text:span><text:span text:style-name="T9">init-param</text:span><text:span text:style-name="T7">&gt;</text:span></text:p>
            <text:p text:style-name="P12"><text:soft-page-break/><text:span text:style-name="T4"><text:tab/><text:tab/></text:span><text:span text:style-name="T7">&lt;</text:span><text:span text:style-name="T9">init-param</text:span><text:span text:style-name="T7">&gt;</text:span></text:p>
            <text:p text:style-name="P12"><text:span text:style-name="T4"><text:tab/><text:tab/><text:tab/></text:span><text:span text:style-name="T7">&lt;</text:span><text:span text:style-name="T9">param-name</text:span><text:span text:style-name="T7">&gt;</text:span></text:p>
            <text:p text:style-name="P13"><text:tab/><text:tab/><text:tab/><text:tab/>edu.yale.its.tp.cas.client.filter.serverName</text:p>
            <text:p text:style-name="P12"><text:span text:style-name="T4"><text:tab/><text:tab/><text:tab/></text:span><text:span text:style-name="T7">&lt;/</text:span><text:span text:style-name="T9">param-name</text:span><text:span text:style-name="T7">&gt;</text:span></text:p>
            <text:p text:style-name="P12"><text:span text:style-name="T4"><text:tab/><text:tab/><text:tab/></text:span><text:span text:style-name="T7">&lt;</text:span><text:span text:style-name="T9">param-value</text:span><text:span text:style-name="T7">&gt;</text:span><text:span text:style-name="T6">localhost:8080</text:span><text:span text:style-name="T7">&lt;/</text:span><text:span text:style-name="T9">param-value</text:span><text:span text:style-name="T7">&gt;</text:span></text:p>
            <text:p text:style-name="P12"><text:span text:style-name="T4"><text:tab/><text:tab/></text:span><text:span text:style-name="T7">&lt;/</text:span><text:span text:style-name="T9">init-param</text:span><text:span text:style-name="T7">&gt;</text:span></text:p>
            <text:p text:style-name="P12"><text:span text:style-name="T4"><text:tab/><text:tab/></text:span><text:span text:style-name="T7">&lt;</text:span><text:span text:style-name="T9">init-param</text:span><text:span text:style-name="T7">&gt;</text:span></text:p>
            <text:p text:style-name="P12"><text:span text:style-name="T4"><text:tab/><text:tab/><text:tab/></text:span><text:span text:style-name="T7">&lt;</text:span><text:span text:style-name="T9">param-name</text:span><text:span text:style-name="T7">&gt;</text:span></text:p>
            <text:p text:style-name="P13"><text:tab/><text:tab/><text:tab/><text:tab/>edu.yale.its.tp.cas.client.filter.wrapRequest</text:p>
            <text:p text:style-name="P12"><text:span text:style-name="T4"><text:tab/><text:tab/><text:tab/></text:span><text:span text:style-name="T7">&lt;/</text:span><text:span text:style-name="T9">param-name</text:span><text:span text:style-name="T7">&gt;</text:span></text:p>
            <text:p text:style-name="P12"><text:span text:style-name="T4"><text:tab/><text:tab/><text:tab/></text:span><text:span text:style-name="T7">&lt;</text:span><text:span text:style-name="T9">param-value</text:span><text:span text:style-name="T7">&gt;</text:span><text:span text:style-name="T4">true</text:span><text:span text:style-name="T7">&lt;/</text:span><text:span text:style-name="T9">param-value</text:span><text:span text:style-name="T7">&gt;</text:span></text:p>
            <text:p text:style-name="P12"><text:span text:style-name="T4"><text:tab/><text:tab/></text:span><text:span text:style-name="T7">&lt;/</text:span><text:span text:style-name="T9">init-param</text:span><text:span text:style-name="T7">&gt;</text:span></text:p>
            <text:p text:style-name="P12"><text:span text:style-name="T4"><text:tab/></text:span><text:span text:style-name="T7">&lt;/</text:span><text:span text:style-name="T9">filter</text:span><text:span text:style-name="T7">&gt;</text:span></text:p>
            <text:p text:style-name="P12"><text:span text:style-name="T4"><text:tab/></text:span><text:span text:style-name="T7">&lt;</text:span><text:span text:style-name="T9">filter-mapping</text:span><text:span text:style-name="T7">&gt;</text:span></text:p>
            <text:p text:style-name="P12"><text:span text:style-name="T4"><text:tab/><text:tab/></text:span><text:span text:style-name="T7">&lt;</text:span><text:span text:style-name="T9">filter-name</text:span><text:span text:style-name="T7">&gt;</text:span><text:span text:style-name="T4">CAS Filter</text:span><text:span text:style-name="T7">&lt;/</text:span><text:span text:style-name="T9">filter-name</text:span><text:span text:style-name="T7">&gt;</text:span></text:p>
            <text:p text:style-name="P12"><text:span text:style-name="T4"><text:tab/><text:tab/></text:span><text:span text:style-name="T7">&lt;</text:span><text:span text:style-name="T9">url-pattern</text:span><text:span text:style-name="T7">&gt;</text:span><text:span text:style-name="T6">/stylesheets/cas.faces</text:span><text:span text:style-name="T7">&lt;/</text:span><text:span text:style-name="T9">url-pattern</text:span><text:span text:style-name="T7">&gt;</text:span></text:p>
            <text:p text:style-name="P14"><text:span text:style-name="T5"><text:tab/></text:span><text:span text:style-name="T8">&lt;/</text:span><text:span text:style-name="T10">filter-mapping</text:span><text:span text:style-name="T8">&gt;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Monospace" svg:font-family="Monospace" style:font-pitch="fixed"/>
    <style:font-face style:name="Courier New" svg:font-family="'Courier New'" style:font-family-generic="modern" style:font-pitch="fixed"/>
    <style:font-face style:name="Arial Black" svg:font-family="'Arial Black'" style:font-adornments="Gras" style:font-pitch="variable"/>
    <style:font-face style:name="Bitstream Vera Sans" svg:font-family="'Bitstream Vera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re_20_vertical" style:display-name="Titre vertical" style:family="paragraph" style:class="text" style:master-page-name="">
      <style:paragraph-properties fo:text-align="center" style:justify-single-word="false" style:page-number="auto" fo:background-color="transparent" style:shadow="none" style:vertical-align="middle">
        <style:tab-stops/>
        <style:background-image/>
      </style:paragraph-properties>
      <style:text-properties fo:color="#808080" style:font-name="Arial Black" fo:font-size="36pt" fo:font-weight="bold" style:text-rotation-angle="90" style:text-rotation-scale="line-heigh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ejaVu Sans" style:font-size-asian="18pt" style:font-weight-asian="bold" style:font-name-complex="Lohit Hindi" style:font-size-complex="18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OrgBulletedList">
      <text:list-level-style-bullet text:level="1" text:style-name="Zeichenformat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Zeichenformat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Zeichenformat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Zeichenformat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Zeichenformat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Zeichenformat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Zeichenformat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Zeichenformat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Zeichenformat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Zeichenformat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1cm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levague </meta:initial-creator>
    <meta:creation-date>2012-06-21T09:29:32</meta:creation-date>
    <dc:date>2013-04-09T11:36:01</dc:date>
    <dc:creator>nhenry </dc:creator>
    <meta:editing-duration>PT3H20S</meta:editing-duration>
    <meta:editing-cycles>14</meta:editing-cycles>
    <meta:generator>LibreOffice/3.6$Linux_X86_64 LibreOffice_project/360m1$Build-2</meta:generator>
    <meta:document-statistic meta:table-count="4" meta:image-count="0" meta:object-count="0" meta:page-count="4" meta:paragraph-count="75" meta:word-count="203" meta:character-count="2383" meta:non-whitespace-character-count="2131"/>
  </office:meta>
</office:document-meta>
</file>